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2.09mm"/>
    </style:style>
    <style:style style:name="co3" style:family="table-column">
      <style:table-column-properties fo:break-before="auto" style:column-width="81.97mm"/>
    </style:style>
    <style:style style:name="co4" style:family="table-column">
      <style:table-column-properties fo:break-before="auto" style:column-width="69.97mm"/>
    </style:style>
    <style:style style:name="co5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59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no-wrap" style:vertical-align="top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x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office:annotation draw:style-name="gr1" draw:text-style-name="P2" svg:width="28.99mm" svg:height="37.56mm" svg:x="128.53mm" svg:y="0mm" draw:caption-point-x="-6.1mm" draw:caption-point-y="0.1mm">
              <dc:date>2019-04-19T00:00:00</dc:date>
              <text:p text:style-name="P1"><text:span text:style-name="T1">Die ersten 30 Zeichen des Textes. Leerzeichen und Zeilenumbrüche <text:s/>durch „_“ ersetzt, damit jedes Zeichen sichtbar ist</text:span></text:p>
            </office:annotation>
            <text:p>key</text:p>
          </table:table-cell>
          <table:table-cell office:value-type="string" calcext:value-type="string">
            <text:p>en-GB</text:p>
          </table:table-cell>
          <table:table-cell office:value-type="string" calcext:value-type="string">
            <text:p>de-DE</text:p>
          </table:table-cell>
          <table:table-cell table:number-columns-repeated="1020"/>
        </table:table-row>
        <table:table-row table:style-name="ro2">
          <table:table-cell table:style-name="ce1" table:formula="of:=&quot;_(&quot;&quot;&quot;&amp;[.B2]&amp;&quot;&quot;&quot;)&quot;" office:value-type="string" office:string-value="_(&quot;the_transaction_result_comes_w&quot;)" calcext:value-type="string">
            <text:p>_("the_transaction_result_comes_w")</text:p>
          </table:table-cell>
          <table:table-cell table:formula="of:=SUBSTITUTE(SUBSTITUTE(LEFT([.C2];30);&quot; &quot;;&quot;_&quot;);CHAR(10);&quot;_&quot;)" office:value-type="string" office:string-value="the_transaction_result_comes_w" calcext:value-type="string">
            <text:p>the_transaction_result_comes_w</text:p>
          </table:table-cell>
          <table:table-cell office:value-type="string" calcext:value-type="string">
            <text:p>the transaction result comes with the wrong client transaction ID or the result syntactically invalid or the matched transaction was already closed.</text:p>
          </table:table-cell>
          <table:table-cell office:value-type="string" calcext:value-type="string">
            <text:p>Das Transaktionsergebnis wird mit der falschen Client-Transaktions-ID geliefert oder das Ergebnis ist syntaktisch ungültig oder die übereinstimmende Transaktion wurde bereits geschlossen.</text:p>
          </table:table-cell>
          <table:table-cell table:number-columns-repeated="1020"/>
        </table:table-row>
        <table:table-row table:style-name="ro1">
          <table:table-cell table:style-name="ce1" table:formula="of:=&quot;_(&quot;&quot;&quot;&amp;[.B3]&amp;&quot;&quot;&quot;)&quot;" office:value-type="string" office:string-value="_(&quot;_for_undefined_transaction.&quot;)" calcext:value-type="string">
            <text:p>_("_for_undefined_transaction.")</text:p>
          </table:table-cell>
          <table:table-cell table:formula="of:=SUBSTITUTE(SUBSTITUTE(LEFT([.C3];30);&quot; &quot;;&quot;_&quot;);CHAR(10);&quot;_&quot;)" office:value-type="string" office:string-value="_for_undefined_transaction." calcext:value-type="string">
            <text:p>_for_undefined_transaction.</text:p>
          </table:table-cell>
          <table:table-cell office:value-type="string" calcext:value-type="string">
            <text:p><text:s/>for undefined transaction.</text:p>
          </table:table-cell>
          <table:table-cell table:style-name="ce4" office:value-type="string" calcext:value-type="string">
            <text:p><text:s/>für eine undefinierte Transaktion.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1" table:formula="of:=&quot;_(&quot;&quot;&quot;&amp;[.B4]&amp;&quot;&quot;&quot;)&quot;" office:value-type="string" office:string-value="_(&quot;_For_transaction:_&quot;)" calcext:value-type="string">
            <text:p>_("_For_transaction:_")</text:p>
          </table:table-cell>
          <table:table-cell table:formula="of:=SUBSTITUTE(SUBSTITUTE(LEFT([.C4];30);&quot; &quot;;&quot;_&quot;);CHAR(10);&quot;_&quot;)" office:value-type="string" office:string-value="_For_transaction:_" calcext:value-type="string">
            <text:p>_For_transaction:_</text:p>
          </table:table-cell>
          <table:table-cell office:value-type="string" calcext:value-type="string">
            <text:p/>
            <text:p>For transaction: </text:p>
          </table:table-cell>
          <table:table-cell office:value-type="string" calcext:value-type="string">
            <text:p>Für die Transaktion: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5]&amp;&quot;&quot;&quot;)&quot;" office:value-type="string" office:string-value="_(&quot;undefined&quot;)" calcext:value-type="string">
            <text:p>_("undefined")</text:p>
          </table:table-cell>
          <table:table-cell table:formula="of:=SUBSTITUTE(SUBSTITUTE(LEFT([.C5];30);&quot; &quot;;&quot;_&quot;);CHAR(10);&quot;_&quot;)" office:value-type="string" office:string-value="undefined" calcext:value-type="string">
            <text:p>undefined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icht definiert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6]&amp;&quot;&quot;&quot;)&quot;" office:value-type="string" office:string-value="_(&quot;)_returned_#&quot;)" calcext:value-type="string">
            <text:p>_(")_returned_#")</text:p>
          </table:table-cell>
          <table:table-cell table:formula="of:=SUBSTITUTE(SUBSTITUTE(LEFT([.C6];30);&quot; &quot;;&quot;_&quot;);CHAR(10);&quot;_&quot;)" office:value-type="string" office:string-value=")_returned_#" calcext:value-type="string">
            <text:p>)_returned_#</text:p>
          </table:table-cell>
          <table:table-cell office:value-type="string" calcext:value-type="string">
            <text:p>) returned #</text:p>
          </table:table-cell>
          <table:table-cell office:value-type="string" calcext:value-type="string">
            <text:p>) hat zurückgeliefert #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7]&amp;&quot;&quot;&quot;)&quot;" office:value-type="string" office:string-value="_(&quot;IDs_(client/server):_&quot;)" calcext:value-type="string">
            <text:p>_("IDs_(client/server):_")</text:p>
          </table:table-cell>
          <table:table-cell table:formula="of:=SUBSTITUTE(SUBSTITUTE(LEFT([.C7];30);&quot; &quot;;&quot;_&quot;);CHAR(10);&quot;_&quot;)" office:value-type="string" office:string-value="IDs_(client/server):_" calcext:value-type="string">
            <text:p>IDs_(client/server):_</text:p>
          </table:table-cell>
          <table:table-cell office:value-type="string" calcext:value-type="string">
            <text:p>IDs (client/server): </text:p>
          </table:table-cell>
          <table:table-cell office:value-type="string" calcext:value-type="string">
            <text:p>IDs (Client / Server):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8]&amp;&quot;&quot;&quot;)&quot;" office:value-type="string" office:string-value="_(&quot;not_yet_&quot;)" calcext:value-type="string">
            <text:p>_("not_yet_")</text:p>
          </table:table-cell>
          <table:table-cell table:formula="of:=SUBSTITUTE(SUBSTITUTE(LEFT([.C8];30);&quot; &quot;;&quot;_&quot;);CHAR(10);&quot;_&quot;)" office:value-type="string" office:string-value="not_yet_" calcext:value-type="string">
            <text:p>not_yet_</text:p>
          </table:table-cell>
          <table:table-cell office:value-type="string" calcext:value-type="string">
            <text:p>not yet </text:p>
          </table:table-cell>
          <table:table-cell office:value-type="string" calcext:value-type="string">
            <text:p>noch nicht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9]&amp;&quot;&quot;&quot;)&quot;" office:value-type="string" office:string-value="_(&quot;sent:_&quot;)" calcext:value-type="string">
            <text:p>_("sent:_")</text:p>
          </table:table-cell>
          <table:table-cell table:formula="of:=SUBSTITUTE(SUBSTITUTE(LEFT([.C9];30);&quot; &quot;;&quot;_&quot;);CHAR(10);&quot;_&quot;)" office:value-type="string" office:string-value="sent:_" calcext:value-type="string">
            <text:p>sent:_</text:p>
          </table:table-cell>
          <table:table-cell office:value-type="string" calcext:value-type="string">
            <text:p>sent: </text:p>
          </table:table-cell>
          <table:table-cell office:value-type="string" calcext:value-type="string">
            <text:p>geschickt: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10]&amp;&quot;&quot;&quot;)&quot;" office:value-type="string" office:string-value="_(&quot;result:_&quot;)" calcext:value-type="string">
            <text:p>_("result:_")</text:p>
          </table:table-cell>
          <table:table-cell table:formula="of:=SUBSTITUTE(SUBSTITUTE(LEFT([.C10];30);&quot; &quot;;&quot;_&quot;);CHAR(10);&quot;_&quot;)" office:value-type="string" office:string-value="result:_" calcext:value-type="string">
            <text:p>result:_</text:p>
          </table:table-cell>
          <table:table-cell office:value-type="string" calcext:value-type="string">
            <text:p>result: </text:p>
          </table:table-cell>
          <table:table-cell office:value-type="string" calcext:value-type="string">
            <text:p>Ergebnis: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11]&amp;&quot;&quot;&quot;)&quot;" office:value-type="string" office:string-value="_(&quot;closed:_&quot;)" calcext:value-type="string">
            <text:p>_("closed:_")</text:p>
          </table:table-cell>
          <table:table-cell table:formula="of:=SUBSTITUTE(SUBSTITUTE(LEFT([.C11];30);&quot; &quot;;&quot;_&quot;);CHAR(10);&quot;_&quot;)" office:value-type="string" office:string-value="closed:_" calcext:value-type="string">
            <text:p>closed:_</text:p>
          </table:table-cell>
          <table:table-cell office:value-type="string" calcext:value-type="string">
            <text:p>closed: </text:p>
          </table:table-cell>
          <table:table-cell office:value-type="string" calcext:value-type="string">
            <text:p>geschlossen: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12]&amp;&quot;&quot;&quot;)&quot;" office:value-type="string" office:string-value="_(&quot;(needed_$1_retries)&quot;)" calcext:value-type="string">
            <text:p>_("(needed_$1_retries)")</text:p>
          </table:table-cell>
          <table:table-cell table:formula="of:=SUBSTITUTE(SUBSTITUTE(LEFT([.C12];30);&quot; &quot;;&quot;_&quot;);CHAR(10);&quot;_&quot;)" office:value-type="string" office:string-value="(needed_$1_retries)" calcext:value-type="string">
            <text:p>(needed_$1_retries)</text:p>
          </table:table-cell>
          <table:table-cell office:value-type="string" calcext:value-type="string">
            <text:p>(needed $1 retries)</text:p>
          </table:table-cell>
          <table:table-cell office:value-type="string" calcext:value-type="string">
            <text:p>(benötigte $1 Wiederholungen)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13]&amp;&quot;&quot;&quot;)&quot;" office:value-type="string" office:string-value="_(&quot;Error_$1_in_handling_response.&quot;)" calcext:value-type="string">
            <text:p>_("Error_$1_in_handling_response.")</text:p>
          </table:table-cell>
          <table:table-cell table:formula="of:=SUBSTITUTE(SUBSTITUTE(LEFT([.C13];30);&quot; &quot;;&quot;_&quot;);CHAR(10);&quot;_&quot;)" office:value-type="string" office:string-value="Error_$1_in_handling_response." calcext:value-type="string">
            <text:p>Error_$1_in_handling_response.</text:p>
          </table:table-cell>
          <table:table-cell office:value-type="string" calcext:value-type="string">
            <text:p>Error $1 in handling response.</text:p>
          </table:table-cell>
          <table:table-cell office:value-type="string" calcext:value-type="string">
            <text:p>Fehler $1 bei der Bearbeitung der Antwort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14]&amp;&quot;&quot;&quot;)&quot;" office:value-type="string" office:string-value="_(&quot;Open:_&quot;)" calcext:value-type="string">
            <text:p>_("Open:_")</text:p>
          </table:table-cell>
          <table:table-cell table:formula="of:=SUBSTITUTE(SUBSTITUTE(LEFT([.C14];30);&quot; &quot;;&quot;_&quot;);CHAR(10);&quot;_&quot;)" office:value-type="string" office:string-value="Open:_" calcext:value-type="string">
            <text:p>Open:_</text:p>
          </table:table-cell>
          <table:table-cell office:value-type="string" calcext:value-type="string">
            <text:p>Open: </text:p>
          </table:table-cell>
          <table:table-cell office:value-type="string" calcext:value-type="string">
            <text:p>Öffnen: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15]&amp;&quot;&quot;&quot;)&quot;" office:value-type="string" office:string-value="_(&quot;Closed:_&quot;)" calcext:value-type="string">
            <text:p>_("Closed:_")</text:p>
          </table:table-cell>
          <table:table-cell table:formula="of:=SUBSTITUTE(SUBSTITUTE(LEFT([.C15];30);&quot; &quot;;&quot;_&quot;);CHAR(10);&quot;_&quot;)" office:value-type="string" office:string-value="Closed:_" calcext:value-type="string">
            <text:p>Closed:_</text:p>
          </table:table-cell>
          <table:table-cell office:value-type="string" calcext:value-type="string">
            <text:p>Closed: </text:p>
          </table:table-cell>
          <table:table-cell office:value-type="string" calcext:value-type="string">
            <text:p>Geschlossen:</text:p>
          </table:table-cell>
          <table:table-cell table:style-name="ce5"/>
          <table:table-cell table:number-columns-repeated="1019"/>
        </table:table-row>
        <table:table-row table:style-name="ro4">
          <table:table-cell table:style-name="ce1" table:formula="of:=&quot;_(&quot;&quot;&quot;&amp;[.B16]&amp;&quot;&quot;&quot;)&quot;" office:value-type="string" office:string-value="_(&quot;Moving_remaining_retries_from_&quot;)" calcext:value-type="string">
            <text:p>_("Moving_remaining_retries_from_")</text:p>
          </table:table-cell>
          <table:table-cell table:formula="of:=SUBSTITUTE(SUBSTITUTE(LEFT([.C16];30);&quot; &quot;;&quot;_&quot;);CHAR(10);&quot;_&quot;)" office:value-type="string" office:string-value="Moving_remaining_retries_from_" calcext:value-type="string">
            <text:p>Moving_remaining_retries_from_</text:p>
          </table:table-cell>
          <table:table-cell office:value-type="string" calcext:value-type="string">
            <text:p>Moving remaining retries from last session into transaction queue:</text:p>
          </table:table-cell>
          <table:table-cell office:value-type="string" calcext:value-type="string">
            <text:p>Verbleibende Wiederholungen von der letzten Sitzung in die Transaktionswarteschlange verschieben: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17]&amp;&quot;&quot;&quot;)&quot;" office:value-type="string" office:string-value="_(&quot;Processing:_#&quot;)" calcext:value-type="string">
            <text:p>_("Processing:_#")</text:p>
          </table:table-cell>
          <table:table-cell table:formula="of:=SUBSTITUTE(SUBSTITUTE(LEFT([.C17];30);&quot; &quot;;&quot;_&quot;);CHAR(10);&quot;_&quot;)" office:value-type="string" office:string-value="Processing:_#" calcext:value-type="string">
            <text:p>Processing:_#</text:p>
          </table:table-cell>
          <table:table-cell office:value-type="string" calcext:value-type="string">
            <text:p>Processing: #</text:p>
          </table:table-cell>
          <table:table-cell office:value-type="string" calcext:value-type="string">
            <text:p>Wird bearbeitet: #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18]&amp;&quot;&quot;&quot;)&quot;" office:value-type="string" office:string-value="_(&quot;Pending:_&quot;)" calcext:value-type="string">
            <text:p>_("Pending:_")</text:p>
          </table:table-cell>
          <table:table-cell table:formula="of:=SUBSTITUTE(SUBSTITUTE(LEFT([.C18];30);&quot; &quot;;&quot;_&quot;);CHAR(10);&quot;_&quot;)" office:value-type="string" office:string-value="Pending:_" calcext:value-type="string">
            <text:p>Pending:_</text:p>
          </table:table-cell>
          <table:table-cell table:style-name="ce3" office:value-type="string" calcext:value-type="string">
            <text:p>Pending: </text:p>
          </table:table-cell>
          <table:table-cell office:value-type="string" calcext:value-type="string">
            <text:p>Steht aus: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19]&amp;&quot;&quot;&quot;)&quot;" office:value-type="string" office:string-value="_(&quot;Recently_done_(max._10):&lt;br&gt;&quot;)" calcext:value-type="string">
            <text:p>_("Recently_done_(max._10):&lt;br&gt;")</text:p>
          </table:table-cell>
          <table:table-cell table:formula="of:=SUBSTITUTE(SUBSTITUTE(LEFT([.C19];30);&quot; &quot;;&quot;_&quot;);CHAR(10);&quot;_&quot;)" office:value-type="string" office:string-value="Recently_done_(max._10):&lt;br&gt;" calcext:value-type="string">
            <text:p>Recently_done_(max._10):&lt;br&gt;</text:p>
          </table:table-cell>
          <table:table-cell office:value-type="string" calcext:value-type="string">
            <text:p>Recently done (max. 10):&lt;br&gt;</text:p>
          </table:table-cell>
          <table:table-cell office:value-type="string" calcext:value-type="string">
            <text:p>Kürzlich ausgetauscht (max. 10): &lt;br&gt;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20]&amp;&quot;&quot;&quot;)&quot;" office:value-type="string" office:string-value="_(&quot;Failed_[&quot;)" calcext:value-type="string">
            <text:p>_("Failed_[")</text:p>
          </table:table-cell>
          <table:table-cell table:formula="of:=SUBSTITUTE(SUBSTITUTE(LEFT([.C20];30);&quot; &quot;;&quot;_&quot;);CHAR(10);&quot;_&quot;)" office:value-type="string" office:string-value="Failed_[" calcext:value-type="string">
            <text:p>Failed_[</text:p>
          </table:table-cell>
          <table:table-cell office:value-type="string" calcext:value-type="string">
            <text:p>Failed [</text:p>
          </table:table-cell>
          <table:table-cell office:value-type="string" calcext:value-type="string">
            <text:p>Gescheitert [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21]&amp;&quot;&quot;&quot;)&quot;" office:value-type="string" office:string-value="_(&quot;Ok&quot;)" calcext:value-type="string">
            <text:p>_("Ok")</text:p>
          </table:table-cell>
          <table:table-cell table:formula="of:=SUBSTITUTE(SUBSTITUTE(LEFT([.C21];30);&quot; &quot;;&quot;_&quot;);CHAR(10);&quot;_&quot;)" office:value-type="string" office:string-value="Ok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style-name="ce5"/>
          <table:table-cell table:number-columns-repeated="1019"/>
        </table:table-row>
        <table:table-row table:style-name="ro4">
          <table:table-cell table:style-name="ce1" table:formula="of:=&quot;_(&quot;&quot;&quot;&amp;[.B22]&amp;&quot;&quot;&quot;)&quot;" office:value-type="string" office:string-value="_(&quot;login_to_rolf_server_failed._Y&quot;)" calcext:value-type="string">
            <text:p>_("login_to_rolf_server_failed._Y")</text:p>
          </table:table-cell>
          <table:table-cell table:formula="of:=SUBSTITUTE(SUBSTITUTE(LEFT([.C22];30);&quot; &quot;;&quot;_&quot;);CHAR(10);&quot;_&quot;)" office:value-type="string" office:string-value="login_to_rolf_server_failed._Y" calcext:value-type="string">
            <text:p>login_to_rolf_server_failed._Y</text:p>
          </table:table-cell>
          <table:table-cell office:value-type="string" calcext:value-type="string">
            <text:p>login to rolf server failed. You may try again.</text:p>
          </table:table-cell>
          <table:table-cell office:value-type="string" calcext:value-type="string">
            <text:p>Anmeldung beim rolf-Server fehlgeschlagen. Sie können es erneut versuchen.</text:p>
          </table:table-cell>
          <table:table-cell table:style-name="ce5"/>
          <table:table-cell table:number-columns-repeated="1019"/>
        </table:table-row>
        <table:table-row table:style-name="ro5">
          <table:table-cell table:style-name="ce1" table:formula="of:=&quot;_(&quot;&quot;&quot;&amp;[.B23]&amp;&quot;&quot;&quot;)&quot;" office:value-type="string" office:string-value="_(&quot;&lt;table_class='buttongrid'&gt;&lt;tr&gt;&quot;)" calcext:value-type="string">
            <text:p>_("&lt;table_class='buttongrid'&gt;&lt;tr&gt;")</text:p>
          </table:table-cell>
          <table:table-cell table:formula="of:=SUBSTITUTE(SUBSTITUTE(LEFT([.C23];30);&quot; &quot;;&quot;_&quot;);CHAR(10);&quot;_&quot;)" office:value-type="string" office:string-value="&lt;table_class='buttongrid'&gt;&lt;tr&gt;" calcext:value-type="string">
            <text:p>&lt;table_class='buttongrid'&gt;&lt;tr&gt;</text:p>
          </table:table-cell>
          <table:table-cell office:value-type="string" calcext:value-type="string">
            <text:p>&lt;table class='buttongrid'&gt;&lt;tr&gt;&lt;td&gt;&lt;p&gt;&lt;br&gt;Autologin failed.  Please enter login values manually:&lt;br&gt;&amp;nbsp;&lt;/p&gt;</text:p>
            <text:p>&lt;/td&gt;&lt;/tr&gt; &lt;tr&gt;&lt;td&gt;&lt;form&gt;&lt;p class='center'&gt;Client-Name:&lt;br&gt;</text:p>
            <text:p>&lt;input class='rolf_forminput' type='text' id='clientname'&gt;&lt;br&gt;Client-Password:&lt;br&gt;</text:p>
            <text:p>&lt;input class='rolf_forminput' type='password' id='clientkey'&gt;&lt;/p&gt;</text:p>
            <text:p>&lt;/form&gt;&lt;/td&gt;&lt;/tr&gt;</text:p>
            <text:p>&lt;tr&gt;&lt;td class='buttongrid' id='log_on'&gt;&lt;p&gt;log in&lt;/p&gt;&lt;/td&gt;&lt;/tr&gt;&lt;/table&gt;</text:p>
            <text:p/>
          </table:table-cell>
          <table:table-cell office:value-type="string" calcext:value-type="string">
            <text:p>&lt;table class='buttongrid'&gt;&lt;tr&gt;&lt;td&gt;&lt;p&gt;&lt;br&gt;Autologin gescheitert.  Bitte die Login-Daten manuell angeben:&lt;br&gt;&amp;nbsp;&lt;/p&gt;</text:p>
            <text:p>&lt;/td&gt;&lt;/tr&gt; &lt;tr&gt;&lt;td&gt;&lt;form&gt;&lt;p class='center'&gt;Client-Bezeichnung:&lt;br&gt;</text:p>
            <text:p>&lt;input class='rolf_forminput' type='text' id='clientname'&gt;&lt;br&gt;Client-Kennwort:&lt;br&gt;</text:p>
            <text:p>&lt;input class='rolf_forminput' type='password' id='clientkey'&gt;&lt;/p&gt;</text:p>
            <text:p>&lt;/form&gt;&lt;/td&gt;&lt;/tr&gt;</text:p>
            <text:p>&lt;tr&gt;&lt;td class='buttongrid' id='log_on'&gt;&lt;p&gt;Starten&lt;/p&gt;&lt;/td&gt;&lt;/tr&gt;&lt;/table&gt;</text:p>
            <text:p/>
          </table:table-cell>
          <table:table-cell table:number-columns-repeated="1020"/>
        </table:table-row>
        <table:table-row table:style-name="ro1">
          <table:table-cell table:style-name="ce1" table:formula="of:=&quot;_(&quot;&quot;&quot;&amp;[.B24]&amp;&quot;&quot;&quot;)&quot;" office:value-type="string" office:string-value="_(&quot;Cannot_read_list.&quot;)" calcext:value-type="string">
            <text:p>_("Cannot_read_list.")</text:p>
          </table:table-cell>
          <table:table-cell table:formula="of:=SUBSTITUTE(SUBSTITUTE(LEFT([.C24];30);&quot; &quot;;&quot;_&quot;);CHAR(10);&quot;_&quot;)" office:value-type="string" office:string-value="Cannot_read_list." calcext:value-type="string">
            <text:p>Cannot_read_list.</text:p>
          </table:table-cell>
          <table:table-cell office:value-type="string" calcext:value-type="string">
            <text:p>Cannot read list.</text:p>
          </table:table-cell>
          <table:table-cell office:value-type="string" calcext:value-type="string">
            <text:p>Liste kann nicht gelesen werden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25]&amp;&quot;&quot;&quot;)&quot;" office:value-type="string" office:string-value="_(&quot;_not_loaded_yet)_&quot;)" calcext:value-type="string">
            <text:p>_("_not_loaded_yet)_")</text:p>
          </table:table-cell>
          <table:table-cell table:formula="of:=SUBSTITUTE(SUBSTITUTE(LEFT([.C25];30);&quot; &quot;;&quot;_&quot;);CHAR(10);&quot;_&quot;)" office:value-type="string" office:string-value="_not_loaded_yet)_" calcext:value-type="string">
            <text:p>_not_loaded_yet)_</text:p>
          </table:table-cell>
          <table:table-cell office:value-type="string" calcext:value-type="string">
            <text:p><text:s/>not loaded yet) </text:p>
          </table:table-cell>
          <table:table-cell office:value-type="string" calcext:value-type="string">
            <text:p>  noch nicht geladen)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26]&amp;&quot;&quot;&quot;)&quot;" office:value-type="string" office:string-value="_(&quot;_rows,_&quot;)" calcext:value-type="string">
            <text:p>_("_rows,_")</text:p>
          </table:table-cell>
          <table:table-cell table:formula="of:=SUBSTITUTE(SUBSTITUTE(LEFT([.C26];30);&quot; &quot;;&quot;_&quot;);CHAR(10);&quot;_&quot;)" office:value-type="string" office:string-value="_rows,_" calcext:value-type="string">
            <text:p>_rows,_</text:p>
          </table:table-cell>
          <table:table-cell office:value-type="string" calcext:value-type="string">
            <text:p><text:s/>rows, </text:p>
          </table:table-cell>
          <table:table-cell office:value-type="string" calcext:value-type="string">
            <text:p>  Zeilen,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27]&amp;&quot;&quot;&quot;)&quot;" office:value-type="string" office:string-value="_(&quot;_(empty)_&quot;)" calcext:value-type="string">
            <text:p>_("_(empty)_")</text:p>
          </table:table-cell>
          <table:table-cell table:formula="of:=SUBSTITUTE(SUBSTITUTE(LEFT([.C27];30);&quot; &quot;;&quot;_&quot;);CHAR(10);&quot;_&quot;)" office:value-type="string" office:string-value="_(empty)_" calcext:value-type="string">
            <text:p>_(empty)_</text:p>
          </table:table-cell>
          <table:table-cell office:value-type="string" calcext:value-type="string">
            <text:p><text:s/>(empty) </text:p>
          </table:table-cell>
          <table:table-cell office:value-type="string" calcext:value-type="string">
            <text:p>  (leer)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28]&amp;&quot;&quot;&quot;)&quot;" office:value-type="string" office:string-value="_(&quot;continue_transaction_processin&quot;)" calcext:value-type="string">
            <text:p>_("continue_transaction_processin")</text:p>
          </table:table-cell>
          <table:table-cell table:formula="of:=SUBSTITUTE(SUBSTITUTE(LEFT([.C28];30);&quot; &quot;;&quot;_&quot;);CHAR(10);&quot;_&quot;)" office:value-type="string" office:string-value="continue_transaction_processin" calcext:value-type="string">
            <text:p>continue_transaction_processin</text:p>
          </table:table-cell>
          <table:table-cell office:value-type="string" calcext:value-type="string">
            <text:p>continue transaction processing</text:p>
          </table:table-cell>
          <table:table-cell office:value-type="string" calcext:value-type="string">
            <text:p>Setze Transaktionsverarbeitung fort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29]&amp;&quot;&quot;&quot;)&quot;" office:value-type="string" office:string-value="_(&quot;Client_session_opened.&quot;)" calcext:value-type="string">
            <text:p>_("Client_session_opened.")</text:p>
          </table:table-cell>
          <table:table-cell table:formula="of:=SUBSTITUTE(SUBSTITUTE(LEFT([.C29];30);&quot; &quot;;&quot;_&quot;);CHAR(10);&quot;_&quot;)" office:value-type="string" office:string-value="Client_session_opened." calcext:value-type="string">
            <text:p>Client_session_opened.</text:p>
          </table:table-cell>
          <table:table-cell office:value-type="string" calcext:value-type="string">
            <text:p>Client session opened.</text:p>
          </table:table-cell>
          <table:table-cell office:value-type="string" calcext:value-type="string">
            <text:p>Clientsitzung wurde geöffnet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30]&amp;&quot;&quot;&quot;)&quot;" office:value-type="string" office:string-value="_(&quot;Client_session_closed.&quot;)" calcext:value-type="string">
            <text:p>_("Client_session_closed.")</text:p>
          </table:table-cell>
          <table:table-cell table:formula="of:=SUBSTITUTE(SUBSTITUTE(LEFT([.C30];30);&quot; &quot;;&quot;_&quot;);CHAR(10);&quot;_&quot;)" office:value-type="string" office:string-value="Client_session_closed." calcext:value-type="string">
            <text:p>Client_session_closed.</text:p>
          </table:table-cell>
          <table:table-cell office:value-type="string" calcext:value-type="string">
            <text:p>Client session closed.</text:p>
          </table:table-cell>
          <table:table-cell office:value-type="string" calcext:value-type="string">
            <text:p>Clientsitzung geschlossen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31]&amp;&quot;&quot;&quot;)&quot;" office:value-type="string" office:string-value="_(&quot;Transaction_completed.&quot;)" calcext:value-type="string">
            <text:p>_("Transaction_completed.")</text:p>
          </table:table-cell>
          <table:table-cell table:formula="of:=SUBSTITUTE(SUBSTITUTE(LEFT([.C31];30);&quot; &quot;;&quot;_&quot;);CHAR(10);&quot;_&quot;)" office:value-type="string" office:string-value="Transaction_completed." calcext:value-type="string">
            <text:p>Transaction_completed.</text:p>
          </table:table-cell>
          <table:table-cell office:value-type="string" calcext:value-type="string">
            <text:p>Transaction completed.</text:p>
          </table:table-cell>
          <table:table-cell office:value-type="string" calcext:value-type="string">
            <text:p>Transaktion abgeschlossen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32]&amp;&quot;&quot;&quot;)&quot;" office:value-type="string" office:string-value="_(&quot;Syntax_error.&quot;)" calcext:value-type="string">
            <text:p>_("Syntax_error.")</text:p>
          </table:table-cell>
          <table:table-cell table:formula="of:=SUBSTITUTE(SUBSTITUTE(LEFT([.C32];30);&quot; &quot;;&quot;_&quot;);CHAR(10);&quot;_&quot;)" office:value-type="string" office:string-value="Syntax_error." calcext:value-type="string">
            <text:p>Syntax_error.</text:p>
          </table:table-cell>
          <table:table-cell office:value-type="string" calcext:value-type="string">
            <text:p>Syntax error.</text:p>
          </table:table-cell>
          <table:table-cell office:value-type="string" calcext:value-type="string">
            <text:p>Syntax-Fehler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33]&amp;&quot;&quot;&quot;)&quot;" office:value-type="string" office:string-value="_(&quot;Unknown_client.&quot;)" calcext:value-type="string">
            <text:p>_("Unknown_client.")</text:p>
          </table:table-cell>
          <table:table-cell table:formula="of:=SUBSTITUTE(SUBSTITUTE(LEFT([.C33];30);&quot; &quot;;&quot;_&quot;);CHAR(10);&quot;_&quot;)" office:value-type="string" office:string-value="Unknown_client." calcext:value-type="string">
            <text:p>Unknown_client.</text:p>
          </table:table-cell>
          <table:table-cell office:value-type="string" calcext:value-type="string">
            <text:p>Unknown client.</text:p>
          </table:table-cell>
          <table:table-cell office:value-type="string" calcext:value-type="string">
            <text:p>Unbekannter Client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34]&amp;&quot;&quot;&quot;)&quot;" office:value-type="string" office:string-value="_(&quot;Invalid_key_timestamp.&quot;)" calcext:value-type="string">
            <text:p>_("Invalid_key_timestamp.")</text:p>
          </table:table-cell>
          <table:table-cell table:formula="of:=SUBSTITUTE(SUBSTITUTE(LEFT([.C34];30);&quot; &quot;;&quot;_&quot;);CHAR(10);&quot;_&quot;)" office:value-type="string" office:string-value="Invalid_key_timestamp." calcext:value-type="string">
            <text:p>Invalid_key_timestamp.</text:p>
          </table:table-cell>
          <table:table-cell office:value-type="string" calcext:value-type="string">
            <text:p>Invalid key timestamp.</text:p>
          </table:table-cell>
          <table:table-cell office:value-type="string" calcext:value-type="string">
            <text:p>Ungültiger Zeitstempel für einen Schlüssel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35]&amp;&quot;&quot;&quot;)&quot;" office:value-type="string" office:string-value="_(&quot;Invalid_challenge.&quot;)" calcext:value-type="string">
            <text:p>_("Invalid_challenge.")</text:p>
          </table:table-cell>
          <table:table-cell table:formula="of:=SUBSTITUTE(SUBSTITUTE(LEFT([.C35];30);&quot; &quot;;&quot;_&quot;);CHAR(10);&quot;_&quot;)" office:value-type="string" office:string-value="Invalid_challenge." calcext:value-type="string">
            <text:p>Invalid_challenge.</text:p>
          </table:table-cell>
          <table:table-cell office:value-type="string" calcext:value-type="string">
            <text:p>Invalid challenge.</text:p>
          </table:table-cell>
          <table:table-cell office:value-type="string" calcext:value-type="string">
            <text:p>Ungültige Challenge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36]&amp;&quot;&quot;&quot;)&quot;" office:value-type="string" office:string-value="_(&quot;Invalid_session.&quot;)" calcext:value-type="string">
            <text:p>_("Invalid_session.")</text:p>
          </table:table-cell>
          <table:table-cell table:formula="of:=SUBSTITUTE(SUBSTITUTE(LEFT([.C36];30);&quot; &quot;;&quot;_&quot;);CHAR(10);&quot;_&quot;)" office:value-type="string" office:string-value="Invalid_session." calcext:value-type="string">
            <text:p>Invalid_session.</text:p>
          </table:table-cell>
          <table:table-cell office:value-type="string" calcext:value-type="string">
            <text:p>Invalid session.</text:p>
          </table:table-cell>
          <table:table-cell office:value-type="string" calcext:value-type="string">
            <text:p>Ungültige Sitzung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37]&amp;&quot;&quot;&quot;)&quot;" office:value-type="string" office:string-value="_(&quot;Session_expired.&quot;)" calcext:value-type="string">
            <text:p>_("Session_expired.")</text:p>
          </table:table-cell>
          <table:table-cell table:formula="of:=SUBSTITUTE(SUBSTITUTE(LEFT([.C37];30);&quot; &quot;;&quot;_&quot;);CHAR(10);&quot;_&quot;)" office:value-type="string" office:string-value="Session_expired." calcext:value-type="string">
            <text:p>Session_expired.</text:p>
          </table:table-cell>
          <table:table-cell office:value-type="string" calcext:value-type="string">
            <text:p>Session expired.</text:p>
          </table:table-cell>
          <table:table-cell office:value-type="string" calcext:value-type="string">
            <text:p>Sitzung abgelaufen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38]&amp;&quot;&quot;&quot;)&quot;" office:value-type="string" office:string-value="_(&quot;Overload_detected.&quot;)" calcext:value-type="string">
            <text:p>_("Overload_detected.")</text:p>
          </table:table-cell>
          <table:table-cell table:formula="of:=SUBSTITUTE(SUBSTITUTE(LEFT([.C38];30);&quot; &quot;;&quot;_&quot;);CHAR(10);&quot;_&quot;)" office:value-type="string" office:string-value="Overload_detected." calcext:value-type="string">
            <text:p>Overload_detected.</text:p>
          </table:table-cell>
          <table:table-cell office:value-type="string" calcext:value-type="string">
            <text:p>Overload detected.</text:p>
          </table:table-cell>
          <table:table-cell office:value-type="string" calcext:value-type="string">
            <text:p>Überlast erkannt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39]&amp;&quot;&quot;&quot;)&quot;" office:value-type="string" office:string-value="_(&quot;Internal_server_error.&quot;)" calcext:value-type="string">
            <text:p>_("Internal_server_error.")</text:p>
          </table:table-cell>
          <table:table-cell table:formula="of:=SUBSTITUTE(SUBSTITUTE(LEFT([.C39];30);&quot; &quot;;&quot;_&quot;);CHAR(10);&quot;_&quot;)" office:value-type="string" office:string-value="Internal_server_error." calcext:value-type="string">
            <text:p>Internal_server_error.</text:p>
          </table:table-cell>
          <table:table-cell office:value-type="string" calcext:value-type="string">
            <text:p>Internal server error.</text:p>
          </table:table-cell>
          <table:table-cell office:value-type="string" calcext:value-type="string">
            <text:p>Interner Serverfehler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40]&amp;&quot;&quot;&quot;)&quot;" office:value-type="string" office:string-value="_(&quot;Transaction_invalid.&quot;)" calcext:value-type="string">
            <text:p>_("Transaction_invalid.")</text:p>
          </table:table-cell>
          <table:table-cell table:formula="of:=SUBSTITUTE(SUBSTITUTE(LEFT([.C40];30);&quot; &quot;;&quot;_&quot;);CHAR(10);&quot;_&quot;)" office:value-type="string" office:string-value="Transaction_invalid." calcext:value-type="string">
            <text:p>Transaction_invalid.</text:p>
          </table:table-cell>
          <table:table-cell office:value-type="string" calcext:value-type="string">
            <text:p>Transaction invalid.</text:p>
          </table:table-cell>
          <table:table-cell office:value-type="string" calcext:value-type="string">
            <text:p>Transaktion ungültig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41]&amp;&quot;&quot;&quot;)&quot;" office:value-type="string" office:string-value="_(&quot;Transaction_failed.&quot;)" calcext:value-type="string">
            <text:p>_("Transaction_failed.")</text:p>
          </table:table-cell>
          <table:table-cell table:formula="of:=SUBSTITUTE(SUBSTITUTE(LEFT([.C41];30);&quot; &quot;;&quot;_&quot;);CHAR(10);&quot;_&quot;)" office:value-type="string" office:string-value="Transaction_failed." calcext:value-type="string">
            <text:p>Transaction_failed.</text:p>
          </table:table-cell>
          <table:table-cell office:value-type="string" calcext:value-type="string">
            <text:p>Transaction failed.</text:p>
          </table:table-cell>
          <table:table-cell office:value-type="string" calcext:value-type="string">
            <text:p>Transaktion fehlgeschlagen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42]&amp;&quot;&quot;&quot;)&quot;" office:value-type="string" office:string-value="_(&quot;Invalid_server_response.&quot;)" calcext:value-type="string">
            <text:p>_("Invalid_server_response.")</text:p>
          </table:table-cell>
          <table:table-cell table:formula="of:=SUBSTITUTE(SUBSTITUTE(LEFT([.C42];30);&quot; &quot;;&quot;_&quot;);CHAR(10);&quot;_&quot;)" office:value-type="string" office:string-value="Invalid_server_response." calcext:value-type="string">
            <text:p>Invalid_server_response.</text:p>
          </table:table-cell>
          <table:table-cell office:value-type="string" calcext:value-type="string">
            <text:p>Invalid server response.</text:p>
          </table:table-cell>
          <table:table-cell office:value-type="string" calcext:value-type="string">
            <text:p>Ungültige Serverantwort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43]&amp;&quot;&quot;&quot;)&quot;" office:value-type="string" office:string-value="_(&quot;Transaction_timed_out.&quot;)" calcext:value-type="string">
            <text:p>_("Transaction_timed_out.")</text:p>
          </table:table-cell>
          <table:table-cell table:formula="of:=SUBSTITUTE(SUBSTITUTE(LEFT([.C43];30);&quot; &quot;;&quot;_&quot;);CHAR(10);&quot;_&quot;)" office:value-type="string" office:string-value="Transaction_timed_out." calcext:value-type="string">
            <text:p>Transaction_timed_out.</text:p>
          </table:table-cell>
          <table:table-cell office:value-type="string" calcext:value-type="string">
            <text:p>Transaction timed out.</text:p>
          </table:table-cell>
          <table:table-cell office:value-type="string" calcext:value-type="string">
            <text:p>Transaktion ist abgelaufen.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" table:formula="of:=&quot;_(&quot;&quot;&quot;&amp;[.B44]&amp;&quot;&quot;&quot;)&quot;" office:value-type="string" office:string-value="_(&quot;Transaction_aborted.&quot;)" calcext:value-type="string">
            <text:p>_("Transaction_aborted.")</text:p>
          </table:table-cell>
          <table:table-cell table:formula="of:=SUBSTITUTE(SUBSTITUTE(LEFT([.C44];30);&quot; &quot;;&quot;_&quot;);CHAR(10);&quot;_&quot;)" office:value-type="string" office:string-value="Transaction_aborted." calcext:value-type="string">
            <text:p>Transaction_aborted.</text:p>
          </table:table-cell>
          <table:table-cell office:value-type="string" calcext:value-type="string">
            <text:p>Transaction aborted.</text:p>
          </table:table-cell>
          <table:table-cell office:value-type="string" calcext:value-type="string">
            <text:p>Transaktion abgebrochen.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1" table:formula="of:=&quot;_(&quot;&quot;&quot;&amp;[.B45]&amp;&quot;&quot;&quot;)&quot;" office:value-type="string" office:string-value="_(&quot;Transaction_max_retries_reache&quot;)" calcext:value-type="string">
            <text:p>_("Transaction_max_retries_reache")</text:p>
          </table:table-cell>
          <table:table-cell table:formula="of:=SUBSTITUTE(SUBSTITUTE(LEFT([.C45];30);&quot; &quot;;&quot;_&quot;);CHAR(10);&quot;_&quot;)" office:value-type="string" office:string-value="Transaction_max_retries_reache" calcext:value-type="string">
            <text:p>Transaction_max_retries_reache</text:p>
          </table:table-cell>
          <table:table-cell office:value-type="string" calcext:value-type="string">
            <text:p>Transaction max retries reached.</text:p>
          </table:table-cell>
          <table:table-cell office:value-type="string" calcext:value-type="string">
            <text:p>Max. Wiederholungen der Transaktion erreicht.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1" table:formula="of:=&quot;_(&quot;&quot;&quot;&amp;[.B46]&amp;&quot;&quot;&quot;)&quot;" office:value-type="string" office:string-value="_(&quot;Error_$1_in_handling_list_$2.&quot;)" calcext:value-type="string">
            <text:p>_("Error_$1_in_handling_list_$2.")</text:p>
          </table:table-cell>
          <table:table-cell table:formula="of:=SUBSTITUTE(SUBSTITUTE(LEFT([.C46];30);&quot; &quot;;&quot;_&quot;);CHAR(10);&quot;_&quot;)" office:value-type="string" office:string-value="Error_$1_in_handling_list_$2." calcext:value-type="string">
            <text:p>Error_$1_in_handling_list_$2.</text:p>
          </table:table-cell>
          <table:table-cell office:value-type="string" calcext:value-type="string">
            <text:p>Error $1 in handling list $2.</text:p>
          </table:table-cell>
          <table:table-cell office:value-type="string" calcext:value-type="string">
            <text:p>Fehler $1 bei der Bearbeitung der der Liste $2.</text:p>
          </table:table-cell>
          <table:table-cell table:number-columns-repeated="1020"/>
        </table:table-row>
        <table:table-row table:style-name="ro1">
          <table:table-cell/>
          <table:table-cell table:formula="of:=SUBSTITUTE(SUBSTITUTE(LEFT([.C47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48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49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50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51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52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53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54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55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56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57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58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59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60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61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62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63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64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65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66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67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68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69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70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71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72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73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74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75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76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77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78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79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80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81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82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83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84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85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86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87];30);&quot; &quot;;&quot;_&quot;);CHAR(10);&quot;_&quot;)">
            <text:p/>
          </table:table-cell>
          <table:table-cell table:number-columns-repeated="1022"/>
        </table:table-row>
        <table:table-row table:style-name="ro1">
          <table:table-cell/>
          <table:table-cell table:formula="of:=SUBSTITUTE(SUBSTITUTE(LEFT([.C88];30);&quot; &quot;;&quot;_&quot;);CHAR(10);&quot;_&quot;)">
            <text:p/>
          </table:table-cell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.00.0000</text:date>, <text:time style:data-style-name="N2" text:time-value="21:56:13.6183823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21:56:56.056179984</dc:date>
    <meta:editing-duration>PT2H24M22S</meta:editing-duration>
    <meta:editing-cycles>14</meta:editing-cycles>
    <meta:generator>LibreOffice/6.0.7.3$Linux_X86_64 LibreOffice_project/00m0$Build-3</meta:generator>
    <meta:document-statistic meta:table-count="1" meta:cell-count="226" meta:object-count="0"/>
  </office:meta>
</office:document-meta>
</file>